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Βασικό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Βασικό" style:family="paragraph">
      <style:paragraph-properties fo:text-align="center"/>
    </style:style>
    <style:style style:name="T3" style:parent-style-name="Προεπιλεγμένηγραμματοσειρά" style:family="text">
      <style:text-properties style:font-name="Times New Roman"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4" style:parent-style-name="Προεπιλεγμένηγραμματοσειρά" style:family="text">
      <style:text-properties style:font-name="Times New Roman" fo:font-weight="bold" style:font-weight-asian="bold" style:font-weight-complex="bold" fo:font-style="italic" style:font-style-asian="italic" style:font-style-complex="italic" style:text-position="super 65.6%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Προεπιλεγμένηγραμματοσειρά" style:family="text">
      <style:text-properties style:font-name="Times New Roman"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Βασικό" style:family="paragraph">
      <style:paragraph-properties fo:text-align="center"/>
    </style:style>
    <style:style style:name="T7" style:parent-style-name="Προεπιλεγμένηγραμματοσειρά" style:family="text">
      <style:text-properties style:font-name="Times New Roman"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Βασικό" style:family="paragraph">
      <style:paragraph-properties fo:text-align="center"/>
      <style:text-properties style:font-name="Times New Roman"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Βασικό" style:family="paragraph">
      <style:paragraph-properties fo:text-align="center"/>
      <style:text-properties style:font-name="Times New Roman"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1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12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3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14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5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16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7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18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19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20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21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22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23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P24" style:parent-style-name="Βασικό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25" style:parent-style-name="Προεπιλεγμένηγραμματοσειρά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6" style:parent-style-name="Προεπιλεγμένηγραμματοσειρά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27" style:parent-style-name="Προεπιλεγμένηγραμματοσειρά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8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9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30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31" style:parent-style-name="Προεπιλεγμένηγραμματοσειρά" style:family="text">
      <style:text-properties style:font-name-complex="Segoe UI Symbol" fo:font-size="14pt" style:font-size-asian="14pt" style:font-size-complex="14pt" fo:language="en" fo:country="US"/>
    </style:style>
    <style:style style:name="T32" style:parent-style-name="Προεπιλεγμένηγραμματοσειρά" style:family="text">
      <style:text-properties style:font-name-complex="Segoe UI Symbol" fo:font-size="14pt" style:font-size-asian="14pt" style:font-size-complex="14pt"/>
    </style:style>
    <style:style style:name="T33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34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35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36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37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38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39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40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41" style:parent-style-name="Προεπιλεγμένηγραμματοσειρά" style:family="text">
      <style:text-properties style:font-name-complex="Segoe UI Symbol" fo:font-size="14pt" style:font-size-asian="14pt" style:font-size-complex="14pt" fo:language="en" fo:country="US"/>
    </style:style>
    <style:style style:name="T42" style:parent-style-name="Προεπιλεγμένηγραμματοσειρά" style:family="text">
      <style:text-properties style:font-name-complex="Segoe UI Symbol" fo:font-size="14pt" style:font-size-asian="14pt" style:font-size-complex="14pt"/>
    </style:style>
    <style:style style:name="T43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44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45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46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47" style:parent-style-name="Προεπιλεγμένηγραμματοσειρά" style:family="text">
      <style:text-properties style:font-name-complex="Segoe UI Symbol" fo:font-size="14pt" style:font-size-asian="14pt" style:font-size-complex="14pt" fo:language="en" fo:country="US"/>
    </style:style>
    <style:style style:name="T48" style:parent-style-name="Προεπιλεγμένηγραμματοσειρά" style:family="text">
      <style:text-properties style:font-name-complex="Segoe UI Symbol" fo:font-size="14pt" style:font-size-asian="14pt" style:font-size-complex="14pt"/>
    </style:style>
    <style:style style:name="T49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P50" style:parent-style-name="Βασικό" style:family="paragraph">
      <style:text-properties style:font-name="Times New Roman" fo:font-size="14pt" style:font-size-asian="14pt" style:font-size-complex="14pt"/>
    </style:style>
    <style:style style:name="P51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2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53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54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55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56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57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58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59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60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61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62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63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64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65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66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67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68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69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70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71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72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73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74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75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76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77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78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79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80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81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82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83" style:parent-style-name="Προεπιλεγμένηγραμματοσειρά" style:family="text">
      <style:text-properties style:font-name="Times New Roman" fo:font-size="14pt" style:font-size-asian="14pt" style:font-size-complex="14pt"/>
    </style:style>
    <style:style style:name="T84" style:parent-style-name="Προεπιλεγμένηγραμματοσειρά" style:family="text">
      <style:text-properties style:font-name="Times New Roman" fo:font-size="14pt" style:font-size-asian="14pt" style:font-size-complex="14pt" fo:language="en" fo:country="US"/>
    </style:style>
    <style:style style:name="T85" style:parent-style-name="Προεπιλεγμένηγραμματοσειρά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text:p text:style-name="P1">Βάσεις Δεδομένων<text:s/></text:p>
      <text:p text:style-name="P2"><text:span text:style-name="T3">5</text:span><text:span text:style-name="T4">η</text:span><text:span text:style-name="T5"><text:s/>εργασία</text:span></text:p>
      <text:p text:style-name="P6"><text:span text:style-name="T7">Μαρίνα Σαμπροβαλάκη Α.Μ 3180234</text:span></text:p>
      <text:p text:style-name="P8"/>
      <text:p text:style-name="P9"/>
      <text:p text:style-name="Βασικό"><text:span text:style-name="T10">Η βάση μας δεν είναι σε μορφή<text:s/></text:span><text:span text:style-name="T11">BCNF</text:span><text:span text:style-name="T12">. Παρόλο που υπάρχουν πίνακες που βρίσκονται σε αυτή τη μορφή (π.χ.<text:s/></text:span><text:span text:style-name="T13">Price</text:span><text:span text:style-name="T14">,</text:span><text:span text:style-name="T15">Host</text:span><text:span text:style-name="T16">,</text:span><text:span text:style-name="T17">Room</text:span><text:span text:style-name="T18">), αν υπάρχει έστω και ένας πίνακας σε μη<text:s/></text:span><text:span text:style-name="T19">BCNF</text:span><text:span text:style-name="T20"><text:s/>μορφή, όλη η<text:s/></text:span><text:span text:style-name="T21">βάση μου δεν είναι σε<text:s/></text:span><text:span text:style-name="T22">BCNF</text:span><text:span text:style-name="T23"><text:s/>μορφή.</text:span></text:p>
      <text:p text:style-name="P24"/>
      <text:p text:style-name="Βασικό"><text:span text:style-name="T25">Διαδικασία εύρεσης αν ένας πίνακας είναι σε<text:s/></text:span><text:span text:style-name="T26">BCNF</text:span><text:span text:style-name="T27"><text:s/>μορφή:</text:span></text:p>
      <text:p text:style-name="P28"/>
      <text:p text:style-name="Βασικό"><text:span text:style-name="T29">i</text:span><text:span text:style-name="T30">)Θα πρέπει να βρίσκεται σε 1NF δηλαδή, τα ονόματα των colums είναι διαφορετικά μεταξύ τους και οι τιμές στα πεδία είναι atomic.<text:s/></text:span></text:p>
      <text:p text:style-name="Βασικό"><text:span text:style-name="T31">ii</text:span><text:span text:style-name="T32">)</text:span><text:span text:style-name="T33"><text:s/>Θα πρέπει να<text:s/></text:span><text:span text:style-name="T34">βρίσκεται σε 2NF δηλαδή να μην υπάρχουν partial dependencies. Να μην υπάρχει δηλαδή Α</text:span><text:span text:style-name="T35">--</text:span><text:span text:style-name="T36">&gt;Β (οπου Α είναι<text:s/></text:span><text:span text:style-name="T37">p</text:span><text:span text:style-name="T38">rime και ο Β<text:s/></text:span><text:span text:style-name="T39">όχι</text:span><text:span text:style-name="T40">) <text:s/></text:span></text:p>
      <text:p text:style-name="Βασικό"><text:span text:style-name="T41">iii</text:span><text:span text:style-name="T42">)</text:span><text:span text:style-name="T43">Θα πρέπει να βρίσκεται σε 3NF δηλαδή να μην υπάρχουν transitive dependencies</text:span><text:span text:style-name="T44">, ν</text:span><text:span text:style-name="T45">α μην υπάρχει δηλαδή Α--&gt;Β (όπου Α,Β</text:span><text:span text:style-name="T46"><text:s/>όχι prime)<text:s/></text:span></text:p>
      <text:p text:style-name="Βασικό"><text:span text:style-name="T47">iv</text:span><text:span text:style-name="T48">)</text:span><text:span text:style-name="T49">Τέλος, θα πρέπει για κάθε συναρτησιακή εξάρτηση Α--&gt;Β , το A να ειναι super key.</text:span></text:p>
      <text:p text:style-name="P50"/>
      <text:p text:style-name="P51">Συγκεκριμένα για την βάση μας:</text:p>
      <text:p text:style-name="Βασικό"><text:span text:style-name="T52">Οι<text:s/></text:span><text:span text:style-name="T53">Location</text:span><text:span text:style-name="T54">,</text:span><text:span text:style-name="T55">Summary</text:span><text:span text:style-name="T56">_</text:span><text:span text:style-name="T57">Listing</text:span><text:span text:style-name="T58">,</text:span><text:span text:style-name="T59">Geolocation</text:span><text:span text:style-name="T60"><text:s/>δεν υπακούν τον 3</text:span><text:span text:style-name="T61">NF</text:span><text:span text:style-name="T62"><text:s/>καθώς υπάρχουν<text:s/></text:span><text:span text:style-name="T63">non</text:span><text:span text:style-name="T64">-</text:span><text:span text:style-name="T65">prime</text:span><text:span text:style-name="T66"><text:s/></text:span><text:span text:style-name="T67">attributes</text:span><text:span text:style-name="T68"><text:s/>(π.χ.<text:s/></text:span><text:span text:style-name="T69">latitude</text:span><text:span text:style-name="T70">) που καθορίζουν άλλα<text:s/></text:span><text:span text:style-name="T71">attributes</text:span><text:span text:style-name="T72"><text:s/>ό</text:span><text:span text:style-name="T73">πως π.χ. τ</text:span><text:span text:style-name="T74">α,</text:span><text:span text:style-name="T75"><text:s/></text:span><text:span text:style-name="T76">neighbourhood</text:span><text:span text:style-name="T77">,<text:s/></text:span><text:span text:style-name="T78">city</text:span><text:span text:style-name="T79">,<text:s/></text:span><text:span text:style-name="T80">zip</text:span><text:span text:style-name="T81">_</text:span><text:span text:style-name="T82">code</text:span><text:span text:style-name="T83">,<text:s/></text:span><text:span text:style-name="T84">country</text:span><text:span text:style-name="T85">.</text:span></text:p>
      <text:p text:style-name="Βασικό"/>
      <text:p text:style-name="Βασικό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NA SAMPROVALAKI</meta:initial-creator>
    <dc:creator>MARINA SAMPROVALAKI</dc:creator>
    <meta:creation-date>2020-05-05T10:47:00Z</meta:creation-date>
    <dc:date>2020-05-08T13:25:00Z</dc:date>
    <meta:print-date>2020-05-08T11:14:00Z</meta:print-date>
    <meta:template xlink:href="Normal" xlink:type="simple"/>
    <meta:editing-cycles>13</meta:editing-cycles>
    <meta:editing-duration>PT19500S</meta:editing-duration>
    <meta:document-statistic meta:page-count="1" meta:paragraph-count="2" meta:word-count="164" meta:character-count="1049" meta:row-count="7" meta:non-whitespace-character-count="887"/>
  </office:meta>
</office:document-meta>
</file>